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RPIRating</mi>
      <mo stretchy="false">=</mo>
      <mrow>
        <mfrac>
          <mi mathvariant="italic">BRPI</mi>
          <mfrac>
            <mrow>
              <mo stretchy="false">∑</mo>
              <mi mathvariant="italic">BRPI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BRPIRating={ BRPI  }over { sum BRPI over sum 1 }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14:28.266519544</meta:creation-date>
    <dc:date>2019-10-17T12:15:06.500804075</dc:date>
    <meta:editing-duration>PT38S</meta:editing-duration>
    <meta:editing-cycles>1</meta:editing-cycles>
    <meta:generator>LibreOffice/6.0.7.3$Linux_X86_64 LibreOffice_project/00m0$Build-3</meta:generator>
  </office:meta>
</office:document-meta>
</file>